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ddb9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8d1d75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8d1d75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color="#8d1d75" fo:font-size="6pt" fo:font-style="normal" style:text-underline-style="solid" style:text-underline-width="auto" style:text-underline-color="font-color" fo:font-weight="bold" style:font-size-asian="5.25pt" style:font-style-asian="normal" style:font-weight-asian="bold" style:font-size-complex="6pt" style:font-style-complex="normal" style:font-weight-complex="bold"/>
    </style:style>
    <style:style style:name="P6" style:family="paragraph" style:parent-style-name="Standard">
      <style:text-properties officeooo:paragraph-rsid="000dfa6b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rsid="000dfa6b" officeooo:paragraph-rsid="000dfa6b"/>
    </style:style>
    <style:style style:name="P9" style:family="paragraph" style:parent-style-name="Standard" style:list-style-name="L2">
      <style:text-properties officeooo:paragraph-rsid="000dfa6b"/>
    </style:style>
    <style:style style:name="P10" style:family="paragraph" style:parent-style-name="Standard" style:list-style-name="L2">
      <style:text-properties officeooo:rsid="000f27e5" officeooo:paragraph-rsid="000f27e5"/>
    </style:style>
    <style:style style:name="P11" style:family="paragraph" style:parent-style-name="Standard">
      <style:text-properties officeooo:rsid="000f27e5" officeooo:paragraph-rsid="000f27e5"/>
    </style:style>
    <style:style style:name="P12" style:family="paragraph" style:parent-style-name="Standard">
      <style:text-properties fo:font-size="6pt" style:font-size-asian="5.25pt" style:font-size-complex="6pt"/>
    </style:style>
    <style:style style:name="P13" style:family="paragraph" style:parent-style-name="Standard">
      <style:text-properties fo:font-size="6pt" officeooo:paragraph-rsid="0011ddb9" style:font-size-asian="5.25pt" style:font-size-complex="6pt"/>
    </style:style>
    <style:style style:name="P14" style:family="paragraph" style:parent-style-name="Standard">
      <style:text-properties officeooo:paragraph-rsid="000f27e5"/>
    </style:style>
    <style:style style:name="P15" style:family="paragraph" style:parent-style-name="Standard">
      <style:text-properties officeooo:rsid="00109be1" officeooo:paragraph-rsid="00109be1"/>
    </style:style>
    <style:style style:name="P16" style:family="paragraph" style:parent-style-name="Standard" style:list-style-name="L3">
      <style:text-properties officeooo:rsid="00109be1" officeooo:paragraph-rsid="00109be1"/>
    </style:style>
    <style:style style:name="P17" style:family="paragraph" style:parent-style-name="Standard">
      <style:text-properties officeooo:paragraph-rsid="00109be1"/>
    </style:style>
    <style:style style:name="P18" style:family="paragraph" style:parent-style-name="Standard">
      <style:text-properties officeooo:rsid="0011ddb9" officeooo:paragraph-rsid="0011ddb9"/>
    </style:style>
    <style:style style:name="P19" style:family="paragraph" style:parent-style-name="Standard" style:list-style-name="L4">
      <style:text-properties officeooo:rsid="0011ddb9" officeooo:paragraph-rsid="0011ddb9"/>
    </style:style>
    <style:style style:name="P20" style:family="paragraph" style:parent-style-name="Standard">
      <style:text-properties officeooo:paragraph-rsid="0011ddb9"/>
    </style:style>
    <style:style style:name="P21" style:family="paragraph" style:parent-style-name="Standard">
      <style:text-properties style:use-window-font-color="true" fo:font-size="12pt" style:text-underline-style="none" fo:font-weight="normal" officeooo:rsid="0011ddb9" officeooo:paragraph-rsid="0011ddb9" style:font-size-asian="12pt" style:font-weight-asian="normal" style:font-size-complex="12pt" style:font-weight-complex="normal"/>
    </style:style>
    <style:style style:name="T1" style:family="text">
      <style:text-properties officeooo:rsid="000dfa6b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dfa6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f27e5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1ddb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0dfa6b" style:font-style-asian="italic" style:font-weight-asian="bold" style:font-style-complex="italic" style:font-weight-complex="bold"/>
    </style:style>
    <style:style style:name="T7" style:family="text">
      <style:text-properties style:use-window-font-color="true" fo:font-style="italic" fo:font-weight="bold" officeooo:rsid="000dfa6b" style:font-style-asian="italic" style:font-weight-asian="bold" style:font-style-complex="italic" style:font-weight-complex="bold"/>
    </style:style>
    <style:style style:name="T8" style:family="text">
      <style:text-properties officeooo:rsid="000f27e5"/>
    </style:style>
    <style:style style:name="T9" style:family="text">
      <style:text-properties officeooo:rsid="00109be1"/>
    </style:style>
    <style:style style:name="T10" style:family="text">
      <style:text-properties fo:color="#8d1d75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8d1d75" fo:font-size="14pt" fo:font-style="normal" style:text-underline-style="solid" style:text-underline-width="auto" style:text-underline-color="font-color" fo:font-weight="bold" officeooo:rsid="00109be1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8d1d75" fo:font-size="14pt" fo:font-style="normal" style:text-underline-style="solid" style:text-underline-width="auto" style:text-underline-color="font-color" fo:font-weight="bold" officeooo:rsid="0011ddb9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8d1d75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" style:family="text">
      <style:text-properties officeooo:rsid="0011ddb9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36953" style:font-style-asian="normal" style:font-style-complex="normal"/>
    </style:style>
    <style:style style:name="T17" style:family="text">
      <style:text-properties officeooo:rsid="00136953"/>
    </style:style>
    <style:style style:name="T18" style:family="text">
      <style:text-properties fo:font-size="18pt" officeooo:rsid="00136953" style:font-size-asian="18pt" style:font-size-complex="18pt"/>
    </style:style>
    <style:style style:name="T19" style:family="text">
      <style:text-properties fo:font-size="15pt" officeooo:rsid="00136953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C PROJET 03 – Aidez MacGyver à s’échapper !</text:p>
      <text:p text:style-name="Standard"/>
      <text:p text:style-name="P3">1. But du projet</text:p>
      <text:p text:style-name="P12"/>
      <text:p text:style-name="Standard">Dans ce projet, le but est de créer un jeu 2D avec Pygame contenant un labyrinthe (les murs), deux</text:p>
      <text:p text:style-name="P6">personnages (MacGyver et le Gardien) et 3 éléments (Aiguille, Ether et Tube plastique) <text:span text:style-name="T17">qui en formeront un quatrième (la seringue)</text:span>.</text:p>
      <text:p text:style-name="P6">MacGyver doit ramasser tous les objets avant de se diriger vers le gardien pour l’endormir, s’il ne les a pas tous ramassé, la partie s’arrête et le joueur a perdu.</text:p>
      <text:p text:style-name="P6"/>
      <text:p text:style-name="P6"/>
      <text:p text:style-name="P3">2. Contraintes du projet</text:p>
      <text:p text:style-name="P12"/>
      <text:list xml:id="list3899427583" text:style-name="L1">
        <text:list-item>
          <text:p text:style-name="P7">Il n’y a qu’un parcours.</text:p>
        </text:list-item>
        <text:list-item>
          <text:p text:style-name="P7">Un compteur doit lister les objets</text:p>
        </text:list-item>
        <text:list-item>
          <text:p text:style-name="P7">Les objets sont placé aléatoirement à chaque fois que le jeu est lancé</text:p>
        </text:list-item>
        <text:list-item>
          <text:p text:style-name="P7">MacGyver ne se déplace qu’avec les flèches directionnelles</text:p>
        </text:list-item>
        <text:list-item>
          <text:p text:style-name="P7">Le labyrinthe doit être dans un fichier séparé pour pouvoir le modifier facilement</text:p>
        </text:list-item>
        <text:list-item>
          <text:p text:style-name="P8">Un fichier par classe</text:p>
        </text:list-item>
        <text:list-item>
          <text:p text:style-name="P8">Une fonction main</text:p>
        </text:list-item>
        <text:list-item>
          <text:p text:style-name="P8">Respect de la PEP8</text:p>
        </text:list-item>
      </text:list>
      <text:p text:style-name="Standard"/>
      <text:p text:style-name="P6">J’ai <text:span text:style-name="T1">donc </text:span>créé un fichier :</text:p>
      <text:list xml:id="list1160131113" text:style-name="L2">
        <text:list-item>
          <text:p text:style-name="P9"><text:span text:style-name="T1">“</text:span><text:span text:style-name="T7">constants</text:span><text:span text:style-name="T1">” pour la gestion d</text:span>es constantes du jeu</text:p>
        </text:list-item>
        <text:list-item>
          <text:p text:style-name="P9"><text:span text:style-name="T1">“</text:span><text:span text:style-name="T3">maze</text:span><text:span text:style-name="T1">” </text:span>pour la gestion du labyrinthe</text:p>
        </text:list-item>
        <text:list-item>
          <text:p text:style-name="P9"><text:span text:style-name="T1">“</text:span><text:span text:style-name="T3">player</text:span><text:span text:style-name="T1">” </text:span>pour <text:span text:style-name="T1">la gestion de </text:span>MacGyver et ses mouvements et pour <text:span text:style-name="T1">le ramassage d</text:span>es objets</text:p>
        </text:list-item>
        <text:list-item>
          <text:p text:style-name="P9"><text:span text:style-name="T1">“</text:span><text:span text:style-name="T6">itemcounter</text:span><text:span text:style-name="T1">” pour la gestion du compteur</text:span></text:p>
        </text:list-item>
        <text:list-item>
          <text:p text:style-name="P10">“<text:span text:style-name="T2">initializer</text:span>” qui est le fichier principal</text:p>
        </text:list-item>
        <text:list-item>
          <text:p text:style-name="P10">“<text:span text:style-name="T2">main.py</text:span>“ qui lance jeu </text:p>
        </text:list-item>
      </text:list>
      <text:p text:style-name="Standard"/>
      <text:p text:style-name="Standard"/>
      <text:p text:style-name="P4"><text:span text:style-name="T8">3. </text:span>La classe GameBoard <text:span text:style-name="T17">(Dans maze.py)</text:span>:</text:p>
      <text:p text:style-name="P5"/>
      <text:p text:style-name="P11">Ici, le fond d’<text:span text:style-name="T17">é</text:span>cran est en fait un mur dans lequel je vais venir dessiner le chemin sur lequel MacGyver va pouvoir se déplacer.</text:p>
      <text:p text:style-name="P11">Je lis le fichier de structure du labyrinthe où les 0 correspondent au chemin possible, le G est le gardien et les 1 sont les murs.</text:p>
      <text:p text:style-name="P14"><text:span text:style-name="T8">Je vais donc lire les 0 et remplacer les murs par le fond d’écran. Je vais chercher le gardien et crée une liste contenant les 3 objets que MacGyver doit ramasser.</text:span></text:p>
      <text:p text:style-name="Standard"/>
      <text:p text:style-name="P11">Ensuite, je place et affiche tous les éléments sur le plateau. J’utilise la fonction “<text:span text:style-name="T2">sample</text:span>” du module “<text:span text:style-name="T2">random</text:span>” pour le placement aléatoire des objets. Ici, ce sont les images qui sont choisies aléatoirement dans la liste. </text:p>
      <text:p text:style-name="P11"/>
      <text:p text:style-name="P11">Enfin, je cré<text:span text:style-name="T9">é</text:span> une liste vide dans laquelle je vais ajouter chaque association “<text:span text:style-name="T2">image / position</text:span>” après que le programme les a positionné sur le plateau. </text:p>
      <text:p text:style-name="Standard"/>
      <text:p text:style-name="P15">Je créé une fonction de vérification du compteur et de récupération des objets ramassés pour les placés dans la barre d’éléments</text:p>
      <text:p text:style-name="P15"/>
      <text:p text:style-name="P15">Je créé une foncion pour la fin de partie qui <text:s/>vérifie la position de MacGyver par rapport au gardien puis la valeur du compteur. S’il est égal à 0, la partie est gagnée, sinon elle est perdue.</text:p>
      <text:p text:style-name="Standard"/>
      <text:p text:style-name="P17"><text:soft-page-break/><text:span text:style-name="T11">4. </text:span><text:span text:style-name="T10">La classe </text:span><text:span text:style-name="T11">Player</text:span><text:span text:style-name="T10"> :</text:span></text:p>
      <text:p text:style-name="P12"/>
      <text:p text:style-name="P15">Cette classe <text:span text:style-name="T17">gère </text:span>MacGyver, ses mouvements et le ramassage des objets.</text:p>
      <text:p text:style-name="P15">Je vais initialiser son image et sa position de départ sur le plateau puis les offsets de chaque touche directionnelle.</text:p>
      <text:p text:style-name="P15">Chaque mouvement se décompose en 3 phases :</text:p>
      <text:list xml:id="list1452786728" text:style-name="L3">
        <text:list-item>
          <text:p text:style-name="P16"><text:span text:style-name="T2">L’effacement de MacGyver</text:span> : où s<text:span text:style-name="T14">on image</text:span> est remplacée par un<text:span text:style-name="T14">e une partie du fond d’écran</text:span></text:p>
        </text:list-item>
        <text:list-item>
          <text:p text:style-name="P16"><text:span text:style-name="T2">La mise à jour de sa position</text:span> : où l’emplacement choisi est vérifié, libre, dans la liste des déplacements possibles dans la structure du labyrinthe.</text:p>
        </text:list-item>
        <text:list-item>
          <text:p text:style-name="P16"><text:span text:style-name="T2">L’affiche de MacGyver</text:span> à sa nouvelles position.</text:p>
        </text:list-item>
      </text:list>
      <text:p text:style-name="P15"/>
      <text:p text:style-name="P20"><text:span text:style-name="T14">Ensuite, je créé la fonction de ramassage des objets, qui va utiliser la liste des associations “</text:span><text:span text:style-name="T4">image / position</text:span><text:span text:style-name="T8">” pour afficher la bonne image dans la barre d’éléments une fois ramassée et effacée de la liste des objets puis je décrémente le compteur à chaque objet ramassé.</text:span></text:p>
      <text:p text:style-name="Standard"/>
      <text:p text:style-name="Standard"/>
      <text:p text:style-name="P20"><text:span text:style-name="T12">6</text:span><text:span text:style-name="T11">. </text:span><text:span text:style-name="T12">La classe ItemCounter</text:span><text:span text:style-name="T10"> :</text:span></text:p>
      <text:p text:style-name="P13"><text:span text:style-name="T13"/></text:p>
      <text:p text:style-name="P21"><text:span text:style-name="T15">Fichier de gestion du compteur, initialisé à 3 au début de la partie. </text:span><text:span text:style-name="T16">Une fonction se charge de la décrémentation et l’autre retourne la valeur du compteur, mis à jour à chaque tour de boucle.</text:span></text:p>
      <text:p text:style-name="P21"><text:span text:style-name="T16"/></text:p>
      <text:p text:style-name="P20"><text:span text:style-name="T10"/></text:p>
      <text:p text:style-name="P20"><text:span text:style-name="T12">5</text:span><text:span text:style-name="T11">. </text:span><text:span text:style-name="T12">Le fichier initializer</text:span><text:span text:style-name="T10"> :</text:span></text:p>
      <text:p text:style-name="P12"/>
      <text:p text:style-name="P18">C’est le fichier principal. Il est optimisé au maximum pour ne gér<text:span text:style-name="T17">er</text:span> que les appels de fonctions et la gestion des touches de sortie du programme.</text:p>
      <text:p text:style-name="P20"><text:span text:style-name="T17">J’ai créé</text:span> une fonction “<text:span text:style-name="T2">main</text:span>”, <text:span text:style-name="T14">elle-même appelée par un fichier “</text:span><text:span text:style-name="T5">main.py</text:span><text:span text:style-name="T14">”. </text:span></text:p>
      <text:p text:style-name="Standard"/>
      <text:p text:style-name="Standard"/>
      <text:p text:style-name="P20"><text:span text:style-name="T12">6</text:span><text:span text:style-name="T11">. </text:span><text:span text:style-name="T12">Le fichier constants</text:span><text:span text:style-name="T10"> :</text:span></text:p>
      <text:p text:style-name="P12"/>
      <text:p text:style-name="P18">C’est le fichier qui contient toutes les constantes du jeu :</text:p>
      <text:list xml:id="list800192172" text:style-name="L4">
        <text:list-item>
          <text:p text:style-name="P19">La taille de la fenêtre</text:p>
        </text:list-item>
        <text:list-item>
          <text:p text:style-name="P19">Les images</text:p>
        </text:list-item>
        <text:list-item>
          <text:p text:style-name="P19">La taille et le nombre de sprites</text:p>
        </text:list-item>
        <text:list-item>
          <text:p text:style-name="P19">le titre de la fenêtre, etc.</text:p>
        </text:list-item>
      </text:list>
      <text:p text:style-name="P18"/>
      <text:p text:style-name="P18"/>
      <text:p text:style-name="P18"/>
      <text:p text:style-name="P1"><text:a xlink:type="simple" xlink:href="https://github.com/PriyaMoonSky/MacGyver_V2.git" text:style-name="Internet_20_link" text:visited-style-name="Visited_20_Internet_20_Link"><text:span text:style-name="T19">Lien GitHub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2T22:30:02.007245510</meta:creation-date>
    <dc:date>2020-06-02T23:24:01.369414319</dc:date>
    <meta:editing-duration>PT10M6S</meta:editing-duration>
    <meta:editing-cycles>1</meta:editing-cycles>
    <meta:document-statistic meta:table-count="0" meta:image-count="0" meta:object-count="0" meta:page-count="2" meta:paragraph-count="49" meta:word-count="679" meta:character-count="3764" meta:non-whitespace-character-count="3149"/>
    <meta:generator>LibreOffice/6.3.5.2$Linux_X86_64 LibreOffice_project/30$Build-2</meta:generator>
  </office:meta>
</office:document-meta>
</file>